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8430ca">
      <style:table-properties style:width="6.692in" table:align="margins"/>
    </style:style>
    <style:style style:family="table-column" style:name="a33de66"/>
    <number:number-style style:name="nd40a0e">
      <number:number number:decimal-places="0" number:grouping="true" number:min-integer-digits="1"/>
    </number:number-style>
    <style:style style:data-style-name="nd40a0e" style:family="table-cell" style:name="af8ec57">
      <style:table-cell-properties style:decimal-places="2"/>
      <style:paragraph-properties style:tab-stop-distance="1.25cm"/>
      <style:text-properties style:font-name="Arial" style:font-name-asian="Lucida Sans Unicode" style:font-name-complex="Tahoma"/>
    </style:style>
    <number:number-style style:name="n0cc9ad">
      <number:number number:decimal-places="0" number:grouping="true" number:min-integer-digits="1"/>
    </number:number-style>
    <style:style style:data-style-name="n0cc9ad" style:family="table-cell" style:name="ab2b060">
      <style:table-cell-properties style:decimal-places="2"/>
      <style:paragraph-properties style:tab-stop-distance="1.25cm"/>
      <style:text-properties style:font-name="Arial" style:font-name-asian="Lucida Sans Unicode" style:font-name-complex="Tahoma"/>
    </style:style>
    <number:number-style style:name="nd19da4">
      <number:number number:decimal-places="0" number:grouping="true" number:min-integer-digits="1"/>
    </number:number-style>
    <style:style style:data-style-name="nd19da4" style:family="table-cell" style:name="a8bba45">
      <style:table-cell-properties style:decimal-places="2"/>
      <style:paragraph-properties style:tab-stop-distance="1.25cm"/>
      <style:text-properties style:font-name="Arial" style:font-name-asian="Lucida Sans Unicode" style:font-name-complex="Tahoma"/>
    </style:style>
    <number:number-style style:name="nd3c6dc">
      <number:number number:decimal-places="0" number:grouping="true" number:min-integer-digits="1"/>
    </number:number-style>
    <style:style style:data-style-name="nd3c6dc" style:family="table-cell" style:name="a79790c">
      <style:table-cell-properties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8430ca">
        <table:table-column table:number-columns-repeated="5" table:style-name="a33de66"/>
        <table:table-row>
          <table:table-cell office:string-value="Assignment per Teacher" office:value-type="string">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ext:p>First Name</text:p>
          </table:table-cell>
          <table:table-cell/>
          <table:table-cell office:string-value="Last name" office:value-type="string">
            <text:p>Last name</text:p>
          </table:table-cell>
          <table:table-cell/>
          <table:table-cell/>
        </table:table-row>
        <table:table-row>
          <table:table-cell office:string-value="teacher1FirstName" office:value-type="string">
            <text:p>teacher1FirstName</text:p>
          </table:table-cell>
          <table:table-cell/>
          <table:table-cell office:string-value="teacher1LastName" office:value-type="string">
            <text:p>teacher1LastName</text:p>
          </table:table-cell>
          <table:table-cell/>
          <table:table-cell/>
        </table:table-row>
        <table:table-row>
          <table:table-cell/>
          <table:table-cell/>
          <table:table-cell/>
          <table:table-cell/>
          <table:table-cell/>
        </table:table-row>
        <table:table-row>
          <table:table-cell office:string-value="Status" office:value-type="string">
            <text:p>Status</text:p>
          </table:table-cell>
          <table:table-cell office:string-value="MCF" office:value-type="string">
            <text:p>MCF</text:p>
          </table:table-cell>
          <table:table-cell office:string-value="Office" office:value-type="string">
            <text:p>Office</text:p>
          </table:table-cell>
          <table:table-cell office:string-value="" office:value-type="string">
            <text:p/>
          </table:table-cell>
          <table:table-cell/>
        </table:table-row>
        <table:table-row>
          <table:table-cell/>
          <table:table-cell/>
          <table:table-cell/>
          <table:table-cell/>
          <table:table-cell/>
        </table:table-row>
        <table:table-row>
          <table:table-cell office:string-value="Personal E-mail" office:value-type="string">
            <text:p>Personal E-mail</text:p>
          </table:table-cell>
          <table:table-cell/>
          <table:table-cell office:string-value="teacher1@gmail.com" office:value-type="string">
            <text:p>teacher1@gmail.com</text:p>
          </table:table-cell>
          <table:table-cell/>
          <table:table-cell/>
        </table:table-row>
        <table:table-row>
          <table:table-cell/>
          <table:table-cell/>
          <table:table-cell/>
          <table:table-cell/>
          <table:table-cell/>
        </table:table-row>
        <table:table-row>
          <table:table-cell office:string-value="Dauphine E-mail" office:value-type="string">
            <text:p>Dauphine E-mail</text:p>
          </table:table-cell>
          <table:table-cell/>
          <table:table-cell office:string-value="teacher1@dauphine.fr" office:value-type="string">
            <text:p>teacher1@dauphine.fr</text:p>
          </table:table-cell>
          <table:table-cell/>
          <table:table-cell/>
        </table:table-row>
        <table:table-row>
          <table:table-cell/>
          <table:table-cell/>
          <table:table-cell/>
          <table:table-cell/>
          <table:table-cell/>
        </table:table-row>
        <table:table-row>
          <table:table-cell office:string-value="Personal Phone" office:value-type="string">
            <text:p>Personal Phone</text:p>
          </table:table-cell>
          <table:table-cell/>
          <table:table-cell office:string-value="Mobile Phone" office:value-type="string">
            <text:p>Mobile Phone</text:p>
          </table:table-cell>
          <table:table-cell/>
          <table:table-cell office:string-value="Dauphine Phone Number" office:value-type="string">
            <text:p>Dauphine Phone Number</text:p>
          </table:table-cell>
        </table:table-row>
        <table:table-row>
          <table:table-cell office:string-value="" office:value-type="string">
            <text:p/>
          </table:table-cell>
          <table:table-cell/>
          <table:table-cell office:string-value="06 12 34 56 78" office:value-type="string">
            <text:p>06 12 34 56 78</text:p>
          </table:table-cell>
          <table:table-cell/>
          <table:table-cell office:string-value="" office:value-type="string">
            <text:p/>
          </table:table-cell>
        </table:table-row>
        <table:table-row table:number-rows-repeated="2">
          <table:table-cell/>
          <table:table-cell/>
          <table:table-cell/>
          <table:table-cell/>
          <table:table-cell/>
        </table:table-row>
        <table:table-row>
          <table:table-cell office:string-value="Year of study" office:value-type="string">
            <text:p>Year of study</text:p>
          </table:table-cell>
          <table:table-cell office:string-value="Semester" office:value-type="string">
            <text:p>Semester</text:p>
          </table:table-cell>
          <table:table-cell office:string-value="Course" office:value-type="string">
            <text:p>Course</text:p>
          </table:table-cell>
          <table:table-cell office:string-value="Type" office:value-type="string">
            <text:p>Type</text:p>
          </table:table-cell>
          <table:table-cell office:string-value="Number of minutes" office:value-type="string">
            <text:p>Number of minutes</text:p>
          </table:table-cell>
        </table:table-row>
        <table:table-row>
          <table:table-cell office:value="2016.0" office:value-type="float" table:style-name="af8ec57">
            <text:p>2.016</text:p>
          </table:table-cell>
          <table:table-cell office:value="1.0" office:value-type="float" table:style-name="ab2b060">
            <text:p>1</text:p>
          </table:table-cell>
          <table:table-cell office:string-value="testcourse1" office:value-type="string">
            <text:p>testcourse1</text:p>
          </table:table-cell>
          <table:table-cell office:string-value="TD" office:value-type="string">
            <text:p>TD</text:p>
          </table:table-cell>
          <table:table-cell office:value="60.0" office:value-type="float" table:style-name="a8bba45">
            <text:p>60</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ext:p>TOTAL</text:p>
          </table:table-cell>
          <table:table-cell office:value="60.0" office:value-type="float" table:style-name="a79790c">
            <text:p>60</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mirelabuzdugan</dc:creator>
    <dc:date>2020-05-05T11:05:29</dc:date>
    <meta:editing-cycles>1</meta:editing-cycles>
    <meta:editing-duration>PT1.514S</meta:editing-duration>
    <meta:initial-creator>mirelabuzdugan</meta:initial-creator>
    <meta:creation-date>2020-05-05T11:05:27</meta:creation-date>
    <dc:language>ro</dc:language>
  </office:meta>
</office:document-meta>
</file>